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700000050703D3D6D.png"/>
  <manifest:file-entry manifest:media-type="image/png" manifest:full-path="Pictures/100000000000003B00000050C69C8282.png"/>
  <manifest:file-entry manifest:media-type="image/png" manifest:full-path="Pictures/10000000000000590000005079AFF055.png"/>
  <manifest:file-entry manifest:media-type="image/png" manifest:full-path="Pictures/100000000000003F000000505EE4C453.png"/>
  <manifest:file-entry manifest:media-type="image/png" manifest:full-path="Pictures/100000000000008E00000050189C1F17.png"/>
  <manifest:file-entry manifest:media-type="image/png" manifest:full-path="Pictures/100000000000040000000300B991CC9E.png"/>
  <manifest:file-entry manifest:media-type="image/png" manifest:full-path="Pictures/100000000000003F0000005024056EA2.png"/>
  <manifest:file-entry manifest:media-type="image/png" manifest:full-path="Pictures/10000000000000280000005082093F9F.png"/>
  <manifest:file-entry manifest:media-type="image/png" manifest:full-path="Pictures/10000000000001BA00000082D1E1334B.png"/>
  <manifest:file-entry manifest:media-type="image/png" manifest:full-path="Pictures/100000000000005E00000050A0D5B6FF.png"/>
  <manifest:file-entry manifest:media-type="image/png" manifest:full-path="Pictures/100000000000002800000050EA1AEA23.png"/>
  <manifest:file-entry manifest:media-type="image/png" manifest:full-path="Pictures/10000000000001E0000001682BFDC2F8.png"/>
  <manifest:file-entry manifest:media-type="image/png" manifest:full-path="Pictures/100000000000005E000000500B4ACEDA.png"/>
  <manifest:file-entry manifest:media-type="image/png" manifest:full-path="Pictures/100000000000005900000050A53BF281.png"/>
  <manifest:file-entry manifest:media-type="image/png" manifest:full-path="Pictures/1000000000000022000000507F1539ED.png"/>
  <manifest:file-entry manifest:media-type="image/png" manifest:full-path="Pictures/100000000000002200000050EE665A84.png"/>
  <manifest:file-entry manifest:media-type="image/png" manifest:full-path="Pictures/100000000000034900000400834B37AD.png"/>
  <manifest:file-entry manifest:media-type="image/png" manifest:full-path="Pictures/1000000000000057000000500C152FC8.png"/>
  <manifest:file-entry manifest:media-type="image/png" manifest:full-path="Pictures/100000000000003B00000050D060E22B.png"/>
  <manifest:file-entry manifest:media-type="image/png" manifest:full-path="Pictures/100000000000008E00000050FA09D0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4" text:anchor-type="paragraph" svg:x="7.8772in" svg:y="6.7917in" svg:width="0.4165in" svg:height="0.8335in" draw:z-index="20"><draw:image xlink:href="Pictures/10000000000000280000005082093F9F.png" xlink:type="simple" xlink:show="embed" xlink:actuate="onLoad"/></draw:frame><draw:frame draw:style-name="fr1" draw:name="graphics23" text:anchor-type="paragraph" svg:x="7.461in" svg:y="6.7917in" svg:width="0.4165in" svg:height="0.8335in" draw:z-index="19"><draw:image xlink:href="Pictures/10000000000000280000005082093F9F.png" xlink:type="simple" xlink:show="embed" xlink:actuate="onLoad"/></draw:frame><draw:frame draw:style-name="fr1" draw:name="graphics22" text:anchor-type="paragraph" svg:x="6.8055in" svg:y="6.7917in" svg:width="0.6563in" svg:height="0.8335in" draw:z-index="18"><draw:image xlink:href="Pictures/100000000000003F0000005024056EA2.png" xlink:type="simple" xlink:show="embed" xlink:actuate="onLoad"/></draw:frame><draw:frame draw:style-name="fr1" draw:name="graphics21" text:anchor-type="paragraph" svg:x="5.9in" svg:y="6.7917in" svg:width="0.9063in" svg:height="0.8335in" draw:z-index="17"><draw:image xlink:href="Pictures/1000000000000057000000500C152FC8.png" xlink:type="simple" xlink:show="embed" xlink:actuate="onLoad"/></draw:frame><draw:frame draw:style-name="fr1" draw:name="graphics20" text:anchor-type="paragraph" svg:x="4.9736in" svg:y="6.7917in" svg:width="0.9272in" svg:height="0.8335in" draw:z-index="16"><draw:image xlink:href="Pictures/10000000000000590000005079AFF055.png" xlink:type="simple" xlink:show="embed" xlink:actuate="onLoad"/></draw:frame><draw:frame draw:style-name="fr1" draw:name="graphics19" text:anchor-type="paragraph" svg:x="4.3598in" svg:y="6.7917in" svg:width="0.6146in" svg:height="0.8335in" draw:z-index="15"><draw:image xlink:href="Pictures/100000000000003B00000050D060E22B.png" xlink:type="simple" xlink:show="embed" xlink:actuate="onLoad"/></draw:frame><draw:frame draw:style-name="fr1" draw:name="graphics18" text:anchor-type="paragraph" svg:x="2.8811in" svg:y="6.7917in" svg:width="1.4791in" svg:height="0.8335in" draw:z-index="14"><draw:image xlink:href="Pictures/100000000000008E00000050FA09D003.png" xlink:type="simple" xlink:show="embed" xlink:actuate="onLoad"/></draw:frame><draw:frame draw:style-name="fr1" draw:name="graphics17" text:anchor-type="paragraph" svg:x="1.4028in" svg:y="6.7917in" svg:width="1.4791in" svg:height="0.8335in" draw:z-index="13"><draw:image xlink:href="Pictures/100000000000008E00000050FA09D003.png" xlink:type="simple" xlink:show="embed" xlink:actuate="onLoad"/></draw:frame><draw:frame draw:style-name="fr1" draw:name="graphics16" text:anchor-type="paragraph" svg:x="1.0492in" svg:y="6.7917in" svg:width="0.3543in" svg:height="0.8335in" draw:z-index="12"><draw:image xlink:href="Pictures/100000000000002200000050EE665A84.png" xlink:type="simple" xlink:show="embed" xlink:actuate="onLoad"/></draw:frame><draw:frame draw:style-name="fr1" draw:name="graphics14" text:anchor-type="paragraph" svg:x="5.9311in" svg:y="0.0102in" svg:width="4.6043in" svg:height="1.3543in" draw:z-index="11"><draw:image xlink:href="Pictures/10000000000001BA00000082D1E1334B.png" xlink:type="simple" xlink:show="embed" xlink:actuate="onLoad"/></draw:frame><draw:frame draw:style-name="fr1" draw:name="graphics8" text:anchor-type="paragraph" svg:x="5.8402in" svg:y="5.6146in" svg:width="0.9272in" svg:height="0.8335in" draw:z-index="10"><draw:image xlink:href="Pictures/100000000000005900000050A53BF281.png" xlink:type="simple" xlink:show="embed" xlink:actuate="onLoad"/></draw:frame><draw:frame draw:style-name="fr1" draw:name="graphics13" text:anchor-type="paragraph" svg:x="0.9374in" svg:y="5.6146in" svg:width="0.9791in" svg:height="0.8335in" draw:z-index="9"><draw:image xlink:href="Pictures/100000000000005E00000050A0D5B6FF.png" xlink:type="simple" xlink:show="embed" xlink:actuate="onLoad"/></draw:frame><draw:frame draw:style-name="fr1" draw:name="graphics12" text:anchor-type="paragraph" svg:x="1.9161in" svg:y="5.6146in" svg:width="0.3543in" svg:height="0.8335in" draw:z-index="8"><draw:image xlink:href="Pictures/1000000000000022000000507F1539ED.png" xlink:type="simple" xlink:show="embed" xlink:actuate="onLoad"/></draw:frame><draw:frame draw:style-name="fr1" draw:name="graphics11" text:anchor-type="paragraph" svg:x="2.2693in" svg:y="5.6146in" svg:width="1.4791in" svg:height="0.8335in" draw:z-index="7"><draw:image xlink:href="Pictures/100000000000008E00000050189C1F17.png" xlink:type="simple" xlink:show="embed" xlink:actuate="onLoad"/></draw:frame><draw:frame draw:style-name="fr1" draw:name="graphics10" text:anchor-type="paragraph" svg:x="3.748in" svg:y="5.6146in" svg:width="1.4791in" svg:height="0.8335in" draw:z-index="6"><draw:image xlink:href="Pictures/100000000000008E00000050189C1F17.png" xlink:type="simple" xlink:show="embed" xlink:actuate="onLoad"/></draw:frame><draw:frame draw:style-name="fr1" draw:name="graphics9" text:anchor-type="paragraph" svg:x="5.2264in" svg:y="5.6146in" svg:width="0.6146in" svg:height="0.8335in" draw:z-index="5"><draw:image xlink:href="Pictures/100000000000003B00000050C69C8282.png" xlink:type="simple" xlink:show="embed" xlink:actuate="onLoad"/></draw:frame><draw:frame draw:style-name="fr1" draw:name="graphics7" text:anchor-type="paragraph" svg:x="6.7665in" svg:y="5.6146in" svg:width="0.9063in" svg:height="0.8335in" draw:z-index="4"><draw:image xlink:href="Pictures/100000000000005700000050703D3D6D.png" xlink:type="simple" xlink:show="embed" xlink:actuate="onLoad"/></draw:frame><draw:frame draw:style-name="fr1" draw:name="graphics6" text:anchor-type="paragraph" svg:x="7.672in" svg:y="5.6146in" svg:width="0.6563in" svg:height="0.8335in" draw:z-index="3"><draw:image xlink:href="Pictures/100000000000003F000000505EE4C453.png" xlink:type="simple" xlink:show="embed" xlink:actuate="onLoad"/></draw:frame><draw:frame draw:style-name="fr1" draw:name="graphics5" text:anchor-type="paragraph" svg:x="8.328in" svg:y="5.6146in" svg:width="0.4165in" svg:height="0.8335in" draw:z-index="2"><draw:image xlink:href="Pictures/100000000000002800000050EA1AEA23.png" xlink:type="simple" xlink:show="embed" xlink:actuate="onLoad"/></draw:frame><draw:frame draw:style-name="fr1" draw:name="graphics4" text:anchor-type="paragraph" svg:x="8.7437in" svg:y="5.6146in" svg:width="0.4165in" svg:height="0.8335in" draw:z-index="1"><draw:image xlink:href="Pictures/100000000000002800000050EA1AEA23.png" xlink:type="simple" xlink:show="embed" xlink:actuate="onLoad"/></draw:frame><draw:frame draw:style-name="fr1" draw:name="graphics1" text:anchor-type="paragraph" svg:x="0.0043in" svg:y="0in" svg:width="4.6043in" svg:height="1.3543in" draw:z-index="0"><draw:image xlink:href="Pictures/10000000000001BA00000082D1E1334B.png" xlink:type="simple" xlink:show="embed" xlink:actuate="onLoad"/></draw:frame><draw:frame draw:style-name="fr1" draw:name="graphics2" text:anchor-type="paragraph" svg:x="0.1228in" svg:y="1.4374in" svg:width="0.9791in" svg:height="0.8335in" draw:z-index="57"><draw:image xlink:href="Pictures/100000000000005E000000500B4ACEDA.png" xlink:type="simple" xlink:show="embed" xlink:actuate="onLoad"/></draw:frame><draw:frame draw:style-name="fr1" draw:name="graphics15" text:anchor-type="paragraph" svg:x="0.0709in" svg:y="6.7917in" svg:width="0.9791in" svg:height="0.8335in" draw:z-index="58"><draw:image xlink:href="Pictures/100000000000005E000000500B4ACEDA.png" xlink:type="simple" xlink:show="embed" xlink:actuate="onLoad"/></draw:frame><draw:frame draw:style-name="fr1" draw:name="graphics3" text:anchor-type="paragraph" svg:x="0.1228in" svg:y="2.448in" svg:width="0.9791in" svg:height="0.8335in" draw:z-index="59"><draw:image xlink:href="Pictures/100000000000005E000000500B4ACEDA.png" xlink:type="simple" xlink:show="embed" xlink:actuate="onLoad"/></draw:frame><draw:frame draw:style-name="fr1" draw:name="graphics61" text:anchor-type="paragraph" svg:x="1.1016in" svg:y="1.4374in" svg:width="0.3543in" svg:height="0.8335in" draw:z-index="60"><draw:image xlink:href="Pictures/100000000000002200000050EE665A84.png" xlink:type="simple" xlink:show="embed" xlink:actuate="onLoad"/></draw:frame><draw:frame draw:style-name="fr1" draw:name="graphics62" text:anchor-type="paragraph" svg:x="1.1016in" svg:y="2.448in" svg:width="0.3543in" svg:height="0.8335in" draw:z-index="61"><draw:image xlink:href="Pictures/100000000000002200000050EE665A84.png" xlink:type="simple" xlink:show="embed" xlink:actuate="onLoad"/></draw:frame><draw:frame draw:style-name="fr1" draw:name="graphics63" text:anchor-type="paragraph" svg:x="1.4547in" svg:y="1.4374in" svg:width="1.4791in" svg:height="0.8335in" draw:z-index="62"><draw:image xlink:href="Pictures/100000000000008E00000050FA09D003.png" xlink:type="simple" xlink:show="embed" xlink:actuate="onLoad"/></draw:frame><draw:frame draw:style-name="fr1" draw:name="graphics64" text:anchor-type="paragraph" svg:x="1.4547in" svg:y="2.448in" svg:width="1.4791in" svg:height="0.8335in" draw:z-index="63"><draw:image xlink:href="Pictures/100000000000008E00000050FA09D003.png" xlink:type="simple" xlink:show="embed" xlink:actuate="onLoad"/></draw:frame><draw:frame draw:style-name="fr1" draw:name="graphics65" text:anchor-type="paragraph" svg:x="2.9335in" svg:y="1.4374in" svg:width="1.4791in" svg:height="0.8335in" draw:z-index="64"><draw:image xlink:href="Pictures/100000000000008E00000050FA09D003.png" xlink:type="simple" xlink:show="embed" xlink:actuate="onLoad"/></draw:frame><draw:frame draw:style-name="fr1" draw:name="graphics66" text:anchor-type="paragraph" svg:x="2.9335in" svg:y="2.448in" svg:width="1.4791in" svg:height="0.8335in" draw:z-index="65"><draw:image xlink:href="Pictures/100000000000008E00000050FA09D003.png" xlink:type="simple" xlink:show="embed" xlink:actuate="onLoad"/></draw:frame><draw:frame draw:style-name="fr1" draw:name="graphics67" text:anchor-type="paragraph" svg:x="4.4118in" svg:y="1.4374in" svg:width="0.6146in" svg:height="0.8335in" draw:z-index="66"><draw:image xlink:href="Pictures/100000000000003B00000050D060E22B.png" xlink:type="simple" xlink:show="embed" xlink:actuate="onLoad"/></draw:frame><draw:frame draw:style-name="fr1" draw:name="graphics68" text:anchor-type="paragraph" svg:x="4.4118in" svg:y="2.448in" svg:width="0.6146in" svg:height="0.8335in" draw:z-index="67"><draw:image xlink:href="Pictures/100000000000003B00000050D060E22B.png" xlink:type="simple" xlink:show="embed" xlink:actuate="onLoad"/></draw:frame><draw:frame draw:style-name="fr1" draw:name="graphics69" text:anchor-type="paragraph" svg:x="5.0256in" svg:y="1.4374in" svg:width="0.9272in" svg:height="0.8335in" draw:z-index="68"><draw:image xlink:href="Pictures/10000000000000590000005079AFF055.png" xlink:type="simple" xlink:show="embed" xlink:actuate="onLoad"/></draw:frame><draw:frame draw:style-name="fr1" draw:name="graphics70" text:anchor-type="paragraph" svg:x="5.0256in" svg:y="2.448in" svg:width="0.9272in" svg:height="0.8335in" draw:z-index="69"><draw:image xlink:href="Pictures/10000000000000590000005079AFF055.png" xlink:type="simple" xlink:show="embed" xlink:actuate="onLoad"/></draw:frame><draw:frame draw:style-name="fr1" draw:name="graphics71" text:anchor-type="paragraph" svg:x="5.952in" svg:y="1.4374in" svg:width="0.9063in" svg:height="0.8335in" draw:z-index="70"><draw:image xlink:href="Pictures/1000000000000057000000500C152FC8.png" xlink:type="simple" xlink:show="embed" xlink:actuate="onLoad"/></draw:frame><draw:frame draw:style-name="fr1" draw:name="graphics72" text:anchor-type="paragraph" svg:x="5.952in" svg:y="2.448in" svg:width="0.9063in" svg:height="0.8335in" draw:z-index="71"><draw:image xlink:href="Pictures/1000000000000057000000500C152FC8.png" xlink:type="simple" xlink:show="embed" xlink:actuate="onLoad"/></draw:frame><draw:frame draw:style-name="fr1" draw:name="graphics73" text:anchor-type="paragraph" svg:x="6.8575in" svg:y="2.448in" svg:width="0.6563in" svg:height="0.8335in" draw:z-index="72"><draw:image xlink:href="Pictures/100000000000003F0000005024056EA2.png" xlink:type="simple" xlink:show="embed" xlink:actuate="onLoad"/></draw:frame><draw:frame draw:style-name="fr1" draw:name="graphics74" text:anchor-type="paragraph" svg:x="6.8575in" svg:y="1.4374in" svg:width="0.6563in" svg:height="0.8335in" draw:z-index="73"><draw:image xlink:href="Pictures/100000000000003F0000005024056EA2.png" xlink:type="simple" xlink:show="embed" xlink:actuate="onLoad"/></draw:frame><draw:frame draw:style-name="fr1" draw:name="graphics75" text:anchor-type="paragraph" svg:x="7.5134in" svg:y="2.448in" svg:width="0.4165in" svg:height="0.8335in" draw:z-index="74"><draw:image xlink:href="Pictures/10000000000000280000005082093F9F.png" xlink:type="simple" xlink:show="embed" xlink:actuate="onLoad"/></draw:frame><draw:frame draw:style-name="fr1" draw:name="graphics76" text:anchor-type="paragraph" svg:x="7.9291in" svg:y="2.448in" svg:width="0.4165in" svg:height="0.8335in" draw:z-index="75"><draw:image xlink:href="Pictures/10000000000000280000005082093F9F.png" xlink:type="simple" xlink:show="embed" xlink:actuate="onLoad"/></draw:frame><draw:frame draw:style-name="fr1" draw:name="graphics77" text:anchor-type="paragraph" svg:x="7.5134in" svg:y="1.4374in" svg:width="0.4165in" svg:height="0.8335in" draw:z-index="76"><draw:image xlink:href="Pictures/10000000000000280000005082093F9F.png" xlink:type="simple" xlink:show="embed" xlink:actuate="onLoad"/></draw:frame><draw:frame draw:style-name="fr1" draw:name="graphics78" text:anchor-type="paragraph" svg:x="7.9291in" svg:y="1.4374in" svg:width="0.4165in" svg:height="0.8335in" draw:z-index="77"><draw:image xlink:href="Pictures/10000000000000280000005082093F9F.png" xlink:type="simple" xlink:show="embed" xlink:actuate="onLoad"/></draw:frame></text:p>
      <text:p text:style-name="P1"><draw:frame draw:style-name="fr1" draw:name="graphics60" text:anchor-type="paragraph" svg:x="4.7228in" svg:y="5.8957in" svg:width="4.6043in" svg:height="1.3543in" draw:z-index="56"><draw:image xlink:href="Pictures/10000000000001BA00000082D1E1334B.png" xlink:type="simple" xlink:show="embed" xlink:actuate="onLoad"/></draw:frame><draw:frame draw:style-name="fr1" draw:name="graphics59" text:anchor-type="paragraph" svg:x="0.0252in" svg:y="5.8854in" svg:width="4.6043in" svg:height="1.3543in" draw:z-index="55"><draw:image xlink:href="Pictures/10000000000001BA00000082D1E1334B.png" xlink:type="simple" xlink:show="embed" xlink:actuate="onLoad"/></draw:frame><draw:frame draw:style-name="fr1" draw:name="graphics58" text:anchor-type="paragraph" svg:x="4.702in" svg:y="4.4063in" svg:width="4.6043in" svg:height="1.3543in" draw:z-index="54"><draw:image xlink:href="Pictures/10000000000001BA00000082D1E1334B.png" xlink:type="simple" xlink:show="embed" xlink:actuate="onLoad"/></draw:frame><draw:frame draw:style-name="fr1" draw:name="graphics57" text:anchor-type="paragraph" svg:x="0.0146in" svg:y="4.4063in" svg:width="4.6043in" svg:height="1.3543in" draw:z-index="53"><draw:image xlink:href="Pictures/10000000000001BA00000082D1E1334B.png" xlink:type="simple" xlink:show="embed" xlink:actuate="onLoad"/></draw:frame><draw:frame draw:style-name="fr1" draw:name="graphics56" text:anchor-type="paragraph" svg:x="7.8252in" svg:y="1.5835in" svg:width="0.4165in" svg:height="0.8335in" draw:z-index="52"><draw:image xlink:href="Pictures/10000000000000280000005082093F9F.png" xlink:type="simple" xlink:show="embed" xlink:actuate="onLoad"/></draw:frame><draw:frame draw:style-name="fr1" draw:name="graphics55" text:anchor-type="paragraph" svg:x="7.8252in" svg:y="2.552in" svg:width="0.4165in" svg:height="0.8335in" draw:z-index="51"><draw:image xlink:href="Pictures/10000000000000280000005082093F9F.png" xlink:type="simple" xlink:show="embed" xlink:actuate="onLoad"/></draw:frame><draw:frame draw:style-name="fr1" draw:name="graphics54" text:anchor-type="paragraph" svg:x="7.8252in" svg:y="3.4689in" svg:width="0.4165in" svg:height="0.8335in" draw:z-index="50"><draw:image xlink:href="Pictures/10000000000000280000005082093F9F.png" xlink:type="simple" xlink:show="embed" xlink:actuate="onLoad"/></draw:frame><draw:frame draw:style-name="fr1" draw:name="graphics53" text:anchor-type="paragraph" svg:x="7.4091in" svg:y="3.4689in" svg:width="0.4165in" svg:height="0.8335in" draw:z-index="49"><draw:image xlink:href="Pictures/10000000000000280000005082093F9F.png" xlink:type="simple" xlink:show="embed" xlink:actuate="onLoad"/></draw:frame><draw:frame draw:style-name="fr1" draw:name="graphics52" text:anchor-type="paragraph" svg:x="7.4091in" svg:y="2.552in" svg:width="0.4165in" svg:height="0.8335in" draw:z-index="48"><draw:image xlink:href="Pictures/10000000000000280000005082093F9F.png" xlink:type="simple" xlink:show="embed" xlink:actuate="onLoad"/></draw:frame><draw:frame draw:style-name="fr1" draw:name="graphics51" text:anchor-type="paragraph" svg:x="7.4091in" svg:y="1.5835in" svg:width="0.4165in" svg:height="0.8335in" draw:z-index="47"><draw:image xlink:href="Pictures/10000000000000280000005082093F9F.png" xlink:type="simple" xlink:show="embed" xlink:actuate="onLoad"/></draw:frame><draw:frame draw:style-name="fr1" draw:name="graphics50" text:anchor-type="paragraph" svg:x="6.7535in" svg:y="3.4689in" svg:width="0.6563in" svg:height="0.8335in" draw:z-index="46"><draw:image xlink:href="Pictures/100000000000003F0000005024056EA2.png" xlink:type="simple" xlink:show="embed" xlink:actuate="onLoad"/></draw:frame><draw:frame draw:style-name="fr1" draw:name="graphics49" text:anchor-type="paragraph" svg:x="6.7535in" svg:y="2.552in" svg:width="0.6563in" svg:height="0.8335in" draw:z-index="45"><draw:image xlink:href="Pictures/100000000000003F0000005024056EA2.png" xlink:type="simple" xlink:show="embed" xlink:actuate="onLoad"/></draw:frame><draw:frame draw:style-name="fr1" draw:name="graphics48" text:anchor-type="paragraph" svg:x="6.7535in" svg:y="1.5835in" svg:width="0.6563in" svg:height="0.8335in" draw:z-index="44"><draw:image xlink:href="Pictures/100000000000003F0000005024056EA2.png" xlink:type="simple" xlink:show="embed" xlink:actuate="onLoad"/></draw:frame><draw:frame draw:style-name="fr1" draw:name="graphics47" text:anchor-type="paragraph" svg:x="5.848in" svg:y="3.4689in" svg:width="0.9063in" svg:height="0.8335in" draw:z-index="43"><draw:image xlink:href="Pictures/1000000000000057000000500C152FC8.png" xlink:type="simple" xlink:show="embed" xlink:actuate="onLoad"/></draw:frame><draw:frame draw:style-name="fr1" draw:name="graphics46" text:anchor-type="paragraph" svg:x="5.848in" svg:y="2.552in" svg:width="0.9063in" svg:height="0.8335in" draw:z-index="42"><draw:image xlink:href="Pictures/1000000000000057000000500C152FC8.png" xlink:type="simple" xlink:show="embed" xlink:actuate="onLoad"/></draw:frame><draw:frame draw:style-name="fr1" draw:name="graphics45" text:anchor-type="paragraph" svg:x="5.848in" svg:y="1.5835in" svg:width="0.9063in" svg:height="0.8335in" draw:z-index="41"><draw:image xlink:href="Pictures/1000000000000057000000500C152FC8.png" xlink:type="simple" xlink:show="embed" xlink:actuate="onLoad"/></draw:frame><draw:frame draw:style-name="fr1" draw:name="graphics44" text:anchor-type="paragraph" svg:x="4.9217in" svg:y="3.4689in" svg:width="0.9272in" svg:height="0.8335in" draw:z-index="40"><draw:image xlink:href="Pictures/10000000000000590000005079AFF055.png" xlink:type="simple" xlink:show="embed" xlink:actuate="onLoad"/></draw:frame><draw:frame draw:style-name="fr1" draw:name="graphics43" text:anchor-type="paragraph" svg:x="4.9217in" svg:y="2.552in" svg:width="0.9272in" svg:height="0.8335in" draw:z-index="39"><draw:image xlink:href="Pictures/10000000000000590000005079AFF055.png" xlink:type="simple" xlink:show="embed" xlink:actuate="onLoad"/></draw:frame><draw:frame draw:style-name="fr1" draw:name="graphics42" text:anchor-type="paragraph" svg:x="4.9217in" svg:y="1.5835in" svg:width="0.9272in" svg:height="0.8335in" draw:z-index="38"><draw:image xlink:href="Pictures/10000000000000590000005079AFF055.png" xlink:type="simple" xlink:show="embed" xlink:actuate="onLoad"/></draw:frame><draw:frame draw:style-name="fr1" draw:name="graphics41" text:anchor-type="paragraph" svg:x="4.3075in" svg:y="3.4689in" svg:width="0.6146in" svg:height="0.8335in" draw:z-index="37"><draw:image xlink:href="Pictures/100000000000003B00000050D060E22B.png" xlink:type="simple" xlink:show="embed" xlink:actuate="onLoad"/></draw:frame><draw:frame draw:style-name="fr1" draw:name="graphics40" text:anchor-type="paragraph" svg:x="4.3075in" svg:y="2.552in" svg:width="0.6146in" svg:height="0.8335in" draw:z-index="36"><draw:image xlink:href="Pictures/100000000000003B00000050D060E22B.png" xlink:type="simple" xlink:show="embed" xlink:actuate="onLoad"/></draw:frame><draw:frame draw:style-name="fr1" draw:name="graphics39" text:anchor-type="paragraph" svg:x="4.3075in" svg:y="1.5835in" svg:width="0.6146in" svg:height="0.8335in" draw:z-index="35"><draw:image xlink:href="Pictures/100000000000003B00000050D060E22B.png" xlink:type="simple" xlink:show="embed" xlink:actuate="onLoad"/></draw:frame><draw:frame draw:style-name="fr1" draw:name="graphics38" text:anchor-type="paragraph" svg:x="2.8291in" svg:y="3.4689in" svg:width="1.4791in" svg:height="0.8335in" draw:z-index="34"><draw:image xlink:href="Pictures/100000000000008E00000050FA09D003.png" xlink:type="simple" xlink:show="embed" xlink:actuate="onLoad"/></draw:frame><draw:frame draw:style-name="fr1" draw:name="graphics37" text:anchor-type="paragraph" svg:x="1.3508in" svg:y="3.4689in" svg:width="1.4791in" svg:height="0.8335in" draw:z-index="33"><draw:image xlink:href="Pictures/100000000000008E00000050FA09D003.png" xlink:type="simple" xlink:show="embed" xlink:actuate="onLoad"/></draw:frame><draw:frame draw:style-name="fr1" draw:name="graphics36" text:anchor-type="paragraph" svg:x="2.8291in" svg:y="2.552in" svg:width="1.4791in" svg:height="0.8335in" draw:z-index="32"><draw:image xlink:href="Pictures/100000000000008E00000050FA09D003.png" xlink:type="simple" xlink:show="embed" xlink:actuate="onLoad"/></draw:frame><draw:frame draw:style-name="fr1" draw:name="graphics35" text:anchor-type="paragraph" svg:x="1.3508in" svg:y="2.552in" svg:width="1.4791in" svg:height="0.8335in" draw:z-index="31"><draw:image xlink:href="Pictures/100000000000008E00000050FA09D003.png" xlink:type="simple" xlink:show="embed" xlink:actuate="onLoad"/></draw:frame><draw:frame draw:style-name="fr1" draw:name="graphics34" text:anchor-type="paragraph" svg:x="2.8291in" svg:y="1.5835in" svg:width="1.4791in" svg:height="0.8335in" draw:z-index="30"><draw:image xlink:href="Pictures/100000000000008E00000050FA09D003.png" xlink:type="simple" xlink:show="embed" xlink:actuate="onLoad"/></draw:frame><draw:frame draw:style-name="fr1" draw:name="graphics33" text:anchor-type="paragraph" svg:x="1.3508in" svg:y="1.5835in" svg:width="1.4791in" svg:height="0.8335in" draw:z-index="29"><draw:image xlink:href="Pictures/100000000000008E00000050FA09D003.png" xlink:type="simple" xlink:show="embed" xlink:actuate="onLoad"/></draw:frame><draw:frame draw:style-name="fr1" draw:name="graphics32" text:anchor-type="paragraph" svg:x="0.9972in" svg:y="3.4689in" svg:width="0.3543in" svg:height="0.8335in" draw:z-index="28"><draw:image xlink:href="Pictures/100000000000002200000050EE665A84.png" xlink:type="simple" xlink:show="embed" xlink:actuate="onLoad"/></draw:frame><draw:frame draw:style-name="fr1" draw:name="graphics31" text:anchor-type="paragraph" svg:x="0.9972in" svg:y="2.552in" svg:width="0.3543in" svg:height="0.8335in" draw:z-index="27"><draw:image xlink:href="Pictures/100000000000002200000050EE665A84.png" xlink:type="simple" xlink:show="embed" xlink:actuate="onLoad"/></draw:frame><draw:frame draw:style-name="fr1" draw:name="graphics30" text:anchor-type="paragraph" svg:x="0.9972in" svg:y="1.5835in" svg:width="0.3543in" svg:height="0.8335in" draw:z-index="26"><draw:image xlink:href="Pictures/100000000000002200000050EE665A84.png" xlink:type="simple" xlink:show="embed" xlink:actuate="onLoad"/></draw:frame><draw:frame draw:style-name="fr1" draw:name="graphics29" text:anchor-type="paragraph" svg:x="0.0189in" svg:y="3.4689in" svg:width="0.9791in" svg:height="0.8335in" draw:z-index="25"><draw:image xlink:href="Pictures/100000000000005E000000500B4ACEDA.png" xlink:type="simple" xlink:show="embed" xlink:actuate="onLoad"/></draw:frame><draw:frame draw:style-name="fr1" draw:name="graphics28" text:anchor-type="paragraph" svg:x="0.0189in" svg:y="2.552in" svg:width="0.9791in" svg:height="0.8335in" draw:z-index="24"><draw:image xlink:href="Pictures/100000000000005E000000500B4ACEDA.png" xlink:type="simple" xlink:show="embed" xlink:actuate="onLoad"/></draw:frame><draw:frame draw:style-name="fr1" draw:name="graphics27" text:anchor-type="paragraph" svg:x="0.0189in" svg:y="1.5835in" svg:width="0.9791in" svg:height="0.8335in" draw:z-index="23"><draw:image xlink:href="Pictures/100000000000005E000000500B4ACEDA.png" xlink:type="simple" xlink:show="embed" xlink:actuate="onLoad"/></draw:frame><draw:frame draw:style-name="fr1" draw:name="graphics26" text:anchor-type="paragraph" svg:x="5.222in" svg:y="0in" svg:width="4.6043in" svg:height="1.3543in" draw:z-index="22"><draw:image xlink:href="Pictures/10000000000001BA00000082D1E1334B.png" xlink:type="simple" xlink:show="embed" xlink:actuate="onLoad"/></draw:frame><draw:frame draw:style-name="fr1" draw:name="graphics25" text:anchor-type="paragraph" svg:x="0.0146in" svg:y="0in" svg:width="4.6043in" svg:height="1.3543in" draw:z-index="21"><draw:image xlink:href="Pictures/10000000000001BA00000082D1E1334B.png" xlink:type="simple" xlink:show="embed" xlink:actuate="onLoad"/></draw:frame></text:p>
      <text:p text:style-name="P1"><draw:frame draw:style-name="fr1" draw:name="graphics79" text:anchor-type="paragraph" svg:x="0.498in" svg:y="0.1665in" svg:width="6.2311in" svg:height="4.3138in" draw:z-index="78"><draw:image xlink:href="Pictures/100000000000040000000300B991CC9E.png" xlink:type="simple" xlink:show="embed" xlink:actuate="onLoad"/></draw:frame></text:p>
      <text:p text:style-name="P1"><draw:frame draw:style-name="fr1" draw:name="graphics80" text:anchor-type="paragraph" svg:x="0.2154in" svg:y="0.25in" svg:width="4.1484in" svg:height="4.5146in" draw:z-index="79"><draw:image xlink:href="Pictures/100000000000034900000400834B37AD.png" xlink:type="simple" xlink:show="embed" xlink:actuate="onLoad"/></draw:frame><draw:frame draw:style-name="fr1" draw:name="graphics81" text:anchor-type="paragraph" svg:x="4.7374in" svg:y="0.2398in" svg:width="5in" svg:height="3.75in" draw:z-index="80"><draw:image xlink:href="Pictures/10000000000001E0000001682BFDC2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Ken Ross</meta:initial-creator>
    <meta:creation-date>2008-03-04T20:53:54</meta:creation-date>
    <dc:creator>Ken Ross</dc:creator>
    <dc:date>2008-03-09T18:17:01</dc:date>
    <meta:printed-by>Ken Ross</meta:printed-by>
    <meta:print-date>2008-03-09T18:16:47</meta:print-date>
    <meta:editing-cycles>3</meta:editing-cycles>
    <meta:editing-duration>PT10H38M24S</meta:editing-duration>
    <meta:user-defined meta:name="Info 1"/>
    <meta:user-defined meta:name="Info 2"/>
    <meta:user-defined meta:name="Info 3"/>
    <meta:user-defined meta:name="Info 4"/>
    <meta:document-statistic meta:table-count="0" meta:image-count="81" meta:object-count="0" meta:page-count="4" meta:paragraph-count="0" meta:word-count="0" meta:character-count="0"/>
  </office:meta>
</office:document-meta>
</file>